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24.57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Woodmen_Master_Axeman</text:p>
          </table:table-cell>
          <table:table-cell table:style-name="ce3" office:value-type="string" calcext:value-type="string">
            <text:p>Woodmen_Master_Axemen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Woodmen_Master_Axeman","Woodmen_Master_Axemen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Expert_Huntsman_of_Mirkwood</text:p>
          </table:table-cell>
          <table:table-cell table:style-name="ce3" office:value-type="string" calcext:value-type="string">
            <text:p>Expert_Huntsmen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6|knows_power_strike_5|knows_ironflesh_7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warf_sword_b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 itm_dale_helmet_b_good, 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" calcext:value-type="string">
            <text:p>["laketown_bowmen","Laketown_Bowman","Laketown_Bowmen"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" calcext:value-type="string">
            <text:p>["laketown_archer","Laketown_Archer","Laketown_Archers"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 itm_dale_helmet_d_good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long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Swordsman</text:p>
          </table:table-cell>
          <table:table-cell table:style-name="ce3" office:value-type="string" calcext:value-type="string">
            <text:p>Dale_Veteran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number-columns-repeated="2" table:style-name="ce3" office:value-type="string" calcext:value-type="string">
            <text:p>Northmen_Retainer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riding_1|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Northmen_Retainer&quot;,&quot;Northmen_Retainer&quot;,tfg_boots| tfg_armor| tfg_shield,0,0,fac_dale,[itm_north_skullcap, itm_north_skullcap_good, itm_north_nasal_helm, itm_dale_armor_b,itm_leather_boots,itm_dale_pike,itm_dale_sword_long,itm_north_round_shield,itm_dale_horse,],attr_tier_2,wp_tier_2,knows_riding_1|knows_athletics_1|knows_ironflesh_1|knows_shield_2,vaegir_face_young_1,vaegir_face_old_2]," calcext:value-type="string">
            <text:p>["merchant_squire_or_dale","Northmen_Retainer","Northmen_Retainer",tfg_boots| tfg_armor| tfg_shield,0,0,fac_dale,[itm_north_skullcap, itm_north_skullcap_good, itm_north_nasal_helm, itm_dale_armor_b,itm_leather_boots,itm_dale_pike,itm_dale_sword_long,itm_north_round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rie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2|knows_athletics_1|knows_ironflesh_1|knows_power_strike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Northmen_Auxiliary&quot;,&quot;Northmen_Auxiliaries&quot;,tf_mounted| tfg_boots| tfg_armor| tfg_helm| tfg_horse| tfg_shield,0,0,fac_dale,[itm_dale_helmet_c,itm_dale_armor_e,itm_dale_armor_f,itm_leather_boots,itm_lance,itm_dale_sword_long,itm_north_round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ries",tf_mounted| tfg_boots| tfg_armor| tfg_helm| tfg_horse| tfg_shield,0,0,fac_dale,[itm_dale_helmet_c,itm_dale_armor_e,itm_dale_armor_f,itm_leather_boots,itm_lance,itm_dale_sword_long,itm_north_round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Rhovanion_Rider&quot;,&quot;Rhovanion_Riders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number-columns-repeated="2" table:style-name="ce3" office:value-type="string" calcext:value-type="string">
            <text:p>Rhovanion_Marchward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shield_2|knows_ironflesh_3|knows_power_strike_3|knows_power_throw_3|knows_horse_archery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Rhovanion_Marchwarden&quot;,&quot;Rhovanion_Marchwarden&quot;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"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2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K86];[.K86];[.L86];[.M87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3"/>
          <table:table-cell table:style-name="ce33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M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bow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3"/>
          <table:table-cell table:style-name="ce33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3"/>
          <table:table-cell table:style-name="ce33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bow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bow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bow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bow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bow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bow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bow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bow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bow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bow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bow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4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4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2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3|knows_power_throw_2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shield_2|knows_power_strike_6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bow_6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4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1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warrior&quot;,&quot;Umbar_Warrior&quot;,&quot;Umbar_Warriors&quot;,tfg_armor,0,0,fac_umbar,[itm_umb_hood,itm_umb_armor_a, itm_umb_armor_a1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1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h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 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shield_4|knows_power_strike_4|knows_ironflesh_3|knows_power_throw_6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night_raider&quot;,&quot;Corsair_Night_Raider&quot;,&quot;Corsair_Night_Raiders&quot;,tfg_shield| tfg_armor| tfg_helm| tfg_boots,0,0,fac_umbar,[itm_umb_hood_mask,itm_umb_armor_h, itm_leather_gloves,itm_corsair_boots,itm_umbar_rapier, 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h, itm_leather_gloves,itm_corsair_boots,itm_umbar_rapier, 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1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ilitia_of_umbar&quot;,&quot;Umbar_Marine&quot;,&quot;Umbar_Marines&quot;,tfg_ranged| tfg_armor,0,0,fac_umbar,[itm_umb_hood,itm_umb_armor_a, itm_umb_armor_a1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a1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b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arksman_of_umbar&quot;,&quot;Marksman_of_Umbar&quot;,&quot;Marksmen_of_Umbar&quot;,tfg_ranged| tfg_armor| tfg_boots,0,0,fac_umbar,[itm_umb_helm_c,itm_umb_helm_d,itm_umb_armor_b, itm_umb_armor_c, 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b, itm_umb_armor_c, 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b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veteran_marksman_of_umbar&quot;,&quot;Veteran_Marksman_of_Umbar&quot;,&quot;Veteran_Marksmen_of_Umbar&quot;,tfg_ranged| tfg_armor| tfg_boots,0,0,fac_umbar,[itm_umb_helm_c,itm_umb_helm_d,itm_umb_armor_b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b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 itm_umb_armor_c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 itm_umb_armor_c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c, 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corsair_marauder&quot;,&quot;Swordsman_of_Umbar&quot;,&quot;Swordsmen_of_Umbar&quot;,tfg_armor| tfg_helm| tfg_boots,0,0,fac_umbar,[itm_umb_helm_d,itm_umb_armor_c, itm_umb_armor_d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c, itm_umb_armor_d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 itm_umb_armor_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veteran_marauder&quot;,&quot;Veteran_Swordsman_of_Umbar&quot;,&quot;Veteran_Swordsmen_of_Umbar&quot;,tfg_armor| tfg_helm| tfg_boots,0,0,fac_umbar,[itm_umb_helm_d,itm_umb_armor_f, itm_umb_armor_d, 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 itm_umb_armor_d, 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g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g, 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g, 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e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master_assassin_of_umbar&quot;,&quot;Corsair_Assassin&quot;,&quot;Corsair_Assassins&quot;,tfg_ranged| tfg_armor| tfg_helm| tfg_boots,0,0,fac_umbar,[itm_umb_helm_a,itm_umb_helm_b,itm_umb_armor_e, itm_leather_gloves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e, itm_leather_gloves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1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1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1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58)</text:p>
          </table:table-cell>
          <table:table-cell table:style-name="ce26" office:value-type="string" calcext:value-type="string">
            <text:p>wp(75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6" office:value-type="string" calcext:value-type="string">
            <text:p>str_255| agi_3| int_3| cha_3|level(63)</text:p>
          </table:table-cell>
          <table:table-cell table:style-name="ce26" office:value-type="string" calcext:value-type="string">
            <text:p>wp(2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archery(110)|wp(100)</text:p>
          </table:table-cell>
          <table:table-cell table:style-name="ce26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archery(135)| wp(110)</text:p>
          </table:table-cell>
          <table:table-cell table:style-name="ce26" office:value-type="string" calcext:value-type="string">
            <text:p>knows_riding_1|knows_athletics_6|knows_power_draw_5|knows_power_strike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bow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bow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bow_4</text:p>
          </table:table-cell>
          <table:table-cell table:style-name="ce26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str_7| agi_7| int_4| cha_4|level(7)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6" office:value-type="string" calcext:value-type="string">
            <text:p>str_9| agi_8| int_4| cha_4|level(12)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str_11| agi_9| int_4| cha_4|level(17)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bow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bow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6|knows_power_strike_6|knows_power_throw_5|knows_ironflesh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power_strike_5|knows_ironflesh_10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6|knows_power_draw_1|knows_power_throw_3|knows_power_strike_3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7|knows_power_draw_2|knows_power_throw_5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8|knows_power_throw_6|knows_power_strike_5|knows_ironflesh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bow_4</text:p>
          </table:table-cell>
          <table:table-cell table:style-name="ce26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bow_5</text:p>
          </table:table-cell>
          <table:table-cell table:style-name="ce26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0.00.0000</text:date>, <text:time style:data-style-name="N2" text:time-value="16:56:51.5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7-08T21:54:33.132000000</dc:date>
    <meta:editing-duration>PT18H33M56S</meta:editing-duration>
    <meta:editing-cycles>89</meta:editing-cycles>
    <meta:document-statistic meta:table-count="2" meta:cell-count="6617" meta:object-count="0"/>
  </office:meta>
</office:document-meta>
</file>